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d90b7" officeooo:paragraph-rsid="000d90b7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d90b7" officeooo:paragraph-rsid="001258ab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db66c" officeooo:paragraph-rsid="000db66c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258ab" officeooo:paragraph-rsid="001258ab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4666f" officeooo:paragraph-rsid="0014666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56bb6" officeooo:paragraph-rsid="00156bb6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62fbd" officeooo:paragraph-rsid="00162fb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78df9" officeooo:paragraph-rsid="00178df9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91126" officeooo:paragraph-rsid="001949be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a84d7" officeooo:paragraph-rsid="001a84d7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b0576" officeooo:paragraph-rsid="001b0576" style:font-size-asian="14pt" style:font-size-complex="14pt"/>
    </style:style>
    <style:style style:name="P12" style:family="paragraph" style:parent-style-name="Standard">
      <style:paragraph-properties fo:line-height="150%" style:writing-mode="lr-tb"/>
      <style:text-properties style:font-name="Ubuntu" fo:font-size="14pt" fo:font-weight="bold" officeooo:rsid="001b0576" officeooo:paragraph-rsid="001b057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style:writing-mode="lr-tb"/>
      <style:text-properties style:font-name="Ubuntu" fo:font-size="14pt" fo:font-weight="bold" officeooo:rsid="001b222f" officeooo:paragraph-rsid="001b222f" style:font-size-asian="14pt" style:font-weight-asian="bold" style:font-size-complex="14pt" style:font-weight-complex="bold"/>
    </style:style>
    <style:style style:name="P14" style:family="paragraph" style:parent-style-name="Heading_20_1">
      <style:paragraph-properties fo:line-height="150%" fo:text-align="center" style:justify-single-word="false"/>
      <style:text-properties style:font-name="Ubuntu" officeooo:rsid="000d90b7"/>
    </style:style>
    <style:style style:name="P15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6" style:family="paragraph" style:parent-style-name="Heading_20_2">
      <style:paragraph-properties fo:line-height="150%" fo:text-align="center" style:justify-single-word="false"/>
      <style:text-properties style:font-name="Ubuntu" officeooo:rsid="00178df9" officeooo:paragraph-rsid="00178df9"/>
    </style:style>
    <style:style style:name="P17" style:family="paragraph" style:parent-style-name="Heading_20_2">
      <style:paragraph-properties fo:line-height="150%" fo:text-align="center" style:justify-single-word="false" style:writing-mode="lr-tb"/>
      <style:text-properties style:font-name="Ubuntu" officeooo:rsid="00178df9" officeooo:paragraph-rsid="001a84d7"/>
    </style:style>
    <style:style style:name="P18" style:family="paragraph" style:parent-style-name="Heading_20_2">
      <style:paragraph-properties fo:line-height="150%" fo:text-align="center" style:justify-single-word="false" style:writing-mode="lr-tb"/>
      <style:text-properties style:font-name="Ubuntu" officeooo:rsid="00178df9" officeooo:paragraph-rsid="001b222f"/>
    </style:style>
    <style:style style:name="P19" style:family="paragraph" style:parent-style-name="Heading_20_2">
      <style:paragraph-properties fo:line-height="150%" fo:text-align="center" style:justify-single-word="false" style:writing-mode="lr-tb"/>
      <style:text-properties style:font-name="Ubuntu" fo:font-weight="bold" officeooo:rsid="00178df9" officeooo:paragraph-rsid="001b6c3f" style:font-weight-asian="bold" style:font-weight-complex="bold"/>
    </style:style>
    <style:style style:name="P20" style:family="paragraph" style:parent-style-name="Standard">
      <style:paragraph-properties fo:line-height="150%" style:writing-mode="lr-tb"/>
      <style:text-properties style:font-name="Ubuntu" fo:font-size="14pt" fo:font-weight="normal" officeooo:rsid="001b0576" officeooo:paragraph-rsid="001b057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style:writing-mode="lr-tb"/>
      <style:text-properties style:font-name="Ubuntu" fo:font-size="14pt" fo:font-weight="normal" officeooo:rsid="001b222f" officeooo:paragraph-rsid="001b222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Ubuntu" fo:font-size="14pt" officeooo:rsid="001b6c3f" officeooo:paragraph-rsid="001b6c3f" style:font-size-asian="14pt" style:font-size-complex="14pt"/>
    </style:style>
    <style:style style:name="P23" style:family="paragraph" style:parent-style-name="Standard">
      <style:paragraph-properties fo:margin-top="0.101cm" fo:margin-bottom="0.101cm" style:contextual-spacing="false" fo:line-height="150%" style:writing-mode="lr-tb"/>
      <style:text-properties style:font-name="Ubuntu" fo:font-size="14pt" officeooo:rsid="001b6c3f" officeooo:paragraph-rsid="001b6c3f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a84d7" officeooo:paragraph-rsid="001b6c3f" style:font-size-asian="14pt" style:font-size-complex="14pt"/>
    </style:style>
    <style:style style:name="P25" style:family="paragraph" style:parent-style-name="Standard">
      <style:paragraph-properties fo:margin-top="0.101cm" fo:margin-bottom="0.101cm" style:contextual-spacing="false" fo:line-height="150%"/>
      <style:text-properties style:font-name="Ubuntu" fo:font-size="14pt" officeooo:rsid="00110969" officeooo:paragraph-rsid="00110969" style:font-size-asian="14pt" style:font-size-complex="14pt"/>
    </style:style>
    <style:style style:name="P26" style:family="paragraph" style:parent-style-name="Standard">
      <style:paragraph-properties fo:margin-top="0.101cm" fo:margin-bottom="0.101cm" style:contextual-spacing="false" fo:line-height="150%"/>
      <style:text-properties style:font-name="Ubuntu" fo:font-size="14pt" officeooo:rsid="00110969" officeooo:paragraph-rsid="001b6c3f" style:font-size-asian="14pt" style:font-size-complex="14pt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Ubuntu" fo:font-size="14pt" officeooo:rsid="00110969" officeooo:paragraph-rsid="001b6c3f" style:font-size-asian="14pt" style:font-size-complex="14pt"/>
    </style:style>
    <style:style style:name="P28" style:family="paragraph" style:parent-style-name="Standard">
      <style:paragraph-properties fo:margin-top="0.101cm" fo:margin-bottom="0.101cm" style:contextual-spacing="false" fo:line-height="150%"/>
      <style:text-properties style:font-name="Ubuntu" fo:font-size="14pt" officeooo:paragraph-rsid="00110969" style:font-size-asian="14pt" style:font-size-complex="14pt"/>
    </style:style>
    <style:style style:name="P29" style:family="paragraph" style:parent-style-name="Standard">
      <style:paragraph-properties fo:margin-top="0.101cm" fo:margin-bottom="0.101cm" style:contextual-spacing="false" fo:line-height="150%" style:writing-mode="lr-tb"/>
      <style:text-properties style:font-name="Ubuntu" fo:font-size="14pt" fo:font-weight="bold" officeooo:rsid="001b6c3f" officeooo:paragraph-rsid="001b6c3f" style:font-size-asian="14pt" style:font-weight-asian="bold" style:font-size-complex="14pt" style:font-weight-complex="bold"/>
    </style:style>
    <style:style style:name="T1" style:family="text">
      <style:text-properties officeooo:rsid="001293e0"/>
    </style:style>
    <style:style style:name="T2" style:family="text">
      <style:text-properties officeooo:rsid="00178df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49be"/>
    </style:style>
    <style:style style:name="T5" style:family="text">
      <style:text-properties officeooo:rsid="001a84d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222f" style:font-weight-asian="normal" style:font-weight-complex="normal"/>
    </style:style>
    <style:style style:name="T8" style:family="text">
      <style:text-properties fo:font-weight="normal" officeooo:rsid="001a84d7" style:font-weight-asian="normal" style:font-weight-complex="normal"/>
    </style:style>
    <style:style style:name="T9" style:family="text">
      <style:text-properties officeooo:rsid="001b222f"/>
    </style:style>
    <style:style style:name="T10" style:family="text">
      <style:text-properties officeooo:rsid="001b6c3f"/>
    </style:style>
    <style:style style:name="T11" style:family="text">
      <style:text-properties officeooo:rsid="00110e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 text:is-list-header="true">Fluxo de Leitura</text:h>
      <text:p text:style-name="P4">Um importante aspecto de muitos designs é a direção que os olhos percorrem <text:span text:style-name="T2">ao explorar o conteudo</text:span>, <text:span text:style-name="T2">sempre começando pelo ponto de entrada e passando por diferentes elementos visuais até chegar ao ponto de saida,</text:span> por isso o fluxo de leitura irá fornecer aos olhos dos usuarios um caminho <text:span text:style-name="T2">especifico</text:span> a seguir. Para funcionar ele precisará responder as seguintes questões: como os olhos se movem pela pagina? Os usuarios sabem exatamente para onde olhar em seguida? Essa direção percorrida pelos olhos é logica? <text:span text:style-name="T1">Etc.</text:span></text:p>
      <text:p text:style-name="P2"/>
      <text:p text:style-name="P5">Estudos mostraram que nossos olhos traçam movimentos padrões ao observar coisas especificas, esses movimentos criam a forma de um “E”, “F” ou “Z”. Ou seja, a melhor opção é inserir o conteudo principal no lado esquerdo superior da pagina ou na região superior.</text:p>
      <text:p text:style-name="P6">Em geral os olhos se movem naturalmente do canto superior esquerdo ao canto inferior direito, em um movimento de varredura.</text:p>
      <text:p text:style-name="P1"/>
      <text:p text:style-name="P7">A melhor opção é adaptar o fluxo e a direção conforme cada caso, é preciso apenas saber a direção em que os olhos se movem.</text:p>
      <text:p text:style-name="P1"/>
      <text:p text:style-name="P7">Resumindo: O fluxo e a direção do design encorajam os usuarios a lerem e consumirem o texto ao mesmo tempo que assimilam a imagem. <text:span text:style-name="T5">Por isso compreender como as pessoas exploram visualmente um design e otimizar esse fluxo é essencial para criar designs que comuniquem de forma eficaz e impactante.</text:span></text:p>
      <text:p text:style-name="P7"/>
      <text:p text:style-name="P7"/>
      <text:p text:style-name="P7"/>
      <text:p text:style-name="P7"><text:soft-page-break/>____________________________________________________________________</text:p>
      <text:h text:style-name="P15" text:outline-level="2">Por que o fluxo de leitura é importante?</text:h>
      <text:p text:style-name="P8">Desempenha um papel crucial na eficacia de um design:</text:p>
      <text:p text:style-name="P1"/>
      <text:p text:style-name="P8"><text:span text:style-name="T3">Comunicação Eficiente –</text:span> Garante que as informações sejam apresentadas de forma clara e logica, facilitando a compreensão do conteudo.</text:p>
      <text:p text:style-name="P8"><text:span text:style-name="T3">Destaque de Elementos-Chave –</text:span> Permite destacar elementos importantes do design, como titulos, chamadas para ação e informações essenciais. Isso ajuda a direcionar a atenção do publico para o que é mais relevante.</text:p>
      <text:p text:style-name="P8"><text:span text:style-name="T3">Experiencia do Usuario –</text:span> Em sites ou aplicativos o fluxo de leitura afeta a UX. Uma disposição bem planejada pode tornar a navegação mais intuitiva e agradavel.</text:p>
      <text:p text:style-name="P8">Impacto Visual – Tambem influencia o impacto visual do design. Uma boa organização visual pode tornar o design mais atraente e envolvente.</text:p>
      <text:h text:style-name="P16" text:outline-level="2">Fluxo “Z”</text:h>
      <text:p text:style-name="P9">O olhar do usuario começa no canto superior esquerdo, depois vai para o canto superior direito, desce diagonalmente para o canto inferior esquerdo, e finalmemte percorre para o canto inferior direito. <text:span text:style-name="T4">Esse tipo de leitura é comum em lugares que tem pouco texto e muitos elementos visuais como botões, formas e pequenas caixas explicativas: designs impressos, paginas web com muito conteudo visual e landing pages.</text:span></text:p>
      <text:h text:style-name="P16" text:outline-level="2"><text:soft-page-break/>Fluxo “F”</text:h>
      <text:p text:style-name="P24">Os olhos percorrem horizontalmente a parte superior (da esquerda para a direita), depois descem um pouco e fazem outra passagem horizontal, e finalmente descem para o resto do conteudo. É comum em sites com muito conteudo textual. <text:span text:style-name="T10">Por isso é essencial criar titulos e subtitulos cativantes, para explicar rapidamente ao visitante o que ele pode esperar encontrar na pagina e por que vale a pena ficar.</text:span></text:p>
      <text:h text:style-name="P17" text:outline-level="2">Fluxo <text:span text:style-name="T5">de leitura vertical</text:span></text:h>
      <text:p text:style-name="P10">Os olhos se movem de cima para baixo, explorando o conteudo. É comum em designs de uma única linha como blogs e artigos online.</text:p>
      <text:p text:style-name="P10">____________________________________________________________________</text:p>
      <text:h text:style-name="P17" text:outline-level="2"><text:span text:style-name="T5">Como fazer o f</text:span>luxo “<text:span text:style-name="T5">Z”</text:span></text:h>
      <text:p text:style-name="P11">Primeiro é preciso determinar qual a informação que será incluida, para isso é preciso saber:</text:p>
      <text:p text:style-name="P11">- Para quais elementos da pagina os olhos do usuario precisam ser atraidos de imediato.</text:p>
      <text:p text:style-name="P11">- Qual será a ordem de importância desses elementos, qual deve aparecer primeiro, segundo etc.</text:p>
      <text:p text:style-name="P11">- Qual será a ação final para qual o usuario esta sendo direcionado e o que o usuario precisará fazer ao chegar no final do “Z”.</text:p>
      <text:p text:style-name="P3"/>
      <text:p text:style-name="P11">Após isso será possível colocar toda a linha de pensamento na forma do design.</text:p>
      <text:p text:style-name="P11"/>
      <text:p text:style-name="P11"><text:span text:style-name="T3">Topo do padrão “Z” –</text:span> A primeira linha fica onde é localizado o cabeçalho. O canto superior esquerdo é onde a logo ficará. Na parte <text:soft-page-break/>direita é inserido o que é mais crucial os visitantes saberem, slogan, links para redes sociais ou o menu.</text:p>
      <text:p text:style-name="P11">Os visitantes esperam encontrar facilmente opções acessiveis de navegação no topo da pagina. Ja que se entrarem no site com uma intenção especifica então provavelmente irão verificar o topo para ver se tem um link para isso. O melhor a se fazer é organizar o site em diversas categorias que são relevantes.</text:p>
      <text:p text:style-name="P11"/>
      <text:p text:style-name="P12">Diagonal do padrão “Z” – <text:span text:style-name="T6">O proposito aqui é levar os usuarios rapidamente de onde eles pararam de olhar no topo, diretamente para onde é melhor eles continarem a verificar. O que for inserido nessa parte é preciso atrair a atenção dos usuarios, dessa forma irão manter o interesse por tempo suficiente para completar a ação identificada anteriormente como seu objetivo final.</text:span></text:p>
      <text:p text:style-name="P20">Incorporar um elemento visual como um background de video, uma galeria interativa ou uma animação que atraia os olhares é uma forma infalivel para conseguir isso, já que irão mostrar ao invés de falar.</text:p>
      <text:p text:style-name="P20">Resumindo: A meta aqui é fazer o visitante se direcionar ao longo da pagina em direção ao final.</text:p>
      <text:p text:style-name="P12"><text:span text:style-name="T6"/></text:p>
      <text:p text:style-name="P12">Final do padrão “Z” –<text:span text:style-name="T6"> </text:span><text:span text:style-name="T7">Este ultimo plano horizontal é como se fosse o ajuste final para chegar no “Pedido”. Dessa forma, qualquer informação colocada deve ter o objetivo de responder todas as questões que o visitante ainda possa ter. Nessa parte o melhor a se fazer é usar pequenas caixas com um texto curto mostrando os beneficios do produto, trechos de criticas fantasticas ou algumas poucas frases sobre a “historia” do negocio, produto etc.</text:span></text:p>
      <text:p text:style-name="P21"><text:soft-page-break/>Agora que o visitante chegou no final é hora de mostrar a chamada de atenção (CTA), pedido de inscrição de newsletter, compra de produto, download de relatório, agenda de horario etc.</text:p>
      <text:p text:style-name="P13"><text:span text:style-name="T6">A forma que o CTA será colocado é importante. Utilizar efeitos de design como uma cor forte que contraste com o restante da pagina, um botão ou uma fonte acentuada para realçar o “pedido” é uma boa opção.</text:span></text:p>
      <text:h text:style-name="P18" text:outline-level="2"><text:span text:style-name="T5">Como fazer o f</text:span>luxo “<text:span text:style-name="T9">F</text:span><text:span text:style-name="T5">”</text:span></text:h>
      <text:p text:style-name="P22">A primeira linha horizontal é onde geralmente fica o cabeçalho e a imagem em destaque e a segunda linha é onde entraria um subtitulo um pouco mais adiante do texto. Alem de despertar o interesse dos leitores, criar titulos H1 e H3 pode dar uma grande alavancada no SEO do site, pois faz todo o texto ser mais facilmente encontrado através do indice de buscas do google.</text:p>
      <text:p text:style-name="P26">Essa estrutura põe muito significado na area onde se encontram os dois primeiros parafrafos da pagina. É preciso incluir um “gancho” no momento em que alcançar o final desta sequencia, seja através de titulos cativantes ou de um inicio instigante.</text:p>
      <text:p text:style-name="P26">Os dois planos horizontais do F são usados para manter o visitante navegando até o final.</text:p>
      <text:p text:style-name="P26"/>
      <text:p text:style-name="P29">Vertical do padrão “F” – <text:span text:style-name="T6">Depois de verificar as partes horizontais, os visitantes irão para baixo, ficando do lado esquerdo. Esse espaço será preenchido com elementos interessantes que se destaquem, encorajando os leitores a seguir lendo a frase até o fim.</text:span></text:p>
      <text:p text:style-name="P29"><text:span text:style-name="T6">Estrategias para ter esse efeito:</text:span></text:p>
      <text:p text:style-name="P29"><text:soft-page-break/><text:span text:style-name="T6">Destacar palavras-chave em parafrafos, titulos e listas com marcadores → Não é preciso fazer os leitores lerem até o final da frase para descobrir qual o ponto, basta fazer algo mais especifico que informe o conteudo no começo.</text:span></text:p>
      <text:p text:style-name="P29"><text:span text:style-name="T6">Elementos de formatação → Espalhar pelo conteudo elementos de estilos, como citações, imagens em destaque, algorismos ou listas com marcadores ou numeradas é uma boa estrategia. Estes elementos quebram a pagina e tambem proporcionam marcos que facilitam para atrair o olhar a medida que vai passeando ao longo da pagina.</text:span></text:p>
      <text:p text:style-name="P29"><text:span text:style-name="T6"/></text:p>
      <text:p text:style-name="P29">Principios gerais que deve considerar ao usar o padrão “F” –<text:span text:style-name="T6"> A paciencia para ler online só tolera frases curtas. Por isso a informação deve ser acessivel e facil de compreender. Exigir que os leitores façam esforço ou voltem atrás para conseguir entender um ponto não é uma boa estrategia para cativa-los.</text:span></text:p>
      <text:p text:style-name="P29"><text:span text:style-name="T6">Não é preciso diminuir a qualidade das ideias para vender produtos ou serviços aos leitores. Basta criar estrategias alternativas para agregar diversidade sem sobrecarregar visualmente os leitores com uma frase interminavel.</text:span></text:p>
      <text:p text:style-name="P23"><text:span text:style-name="T6">Uma ideia mais elaborada pode ser associada à outras informações relevantes ou complementar o paragrafo com imagens ou infograficos para aumentar a compreensão.</text:span></text:p>
      <text:p text:style-name="P23"><text:span text:style-name="T6">____________________________________________________________________</text:span></text:p>
      <text:h text:style-name="P19" text:outline-level="2"><text:span text:style-name="T10">Links</text:span></text:h>
      <text:p text:style-name="P27">Avalia a clareza do conteudo escrito: <text:a xlink:type="simple" xlink:href="https://www.webfx.com/tools/read-able/" text:style-name="Internet_20_link" text:visited-style-name="Visited_20_Internet_20_Link">https://www.webfx.com/tools/read-able/</text:a></text:p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7:46:39.146000000</meta:creation-date>
    <dc:date>2024-01-11T12:54:08.887000000</dc:date>
    <meta:editing-duration>PT9H35M8S</meta:editing-duration>
    <meta:editing-cycles>21</meta:editing-cycles>
    <meta:generator>EasyOffice/7.6.2.1.0$Windows_X86_64 LibreOffice_project/0bc4d647150f05f02b71ccb5539a4012b57f1faf</meta:generator>
    <meta:document-statistic meta:table-count="0" meta:image-count="0" meta:object-count="0" meta:page-count="7" meta:paragraph-count="48" meta:word-count="1319" meta:character-count="8136" meta:non-whitespace-character-count="6856"/>
  </office:meta>
</office:document-meta>
</file>